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Calligraphy" svg:font-family="'Lucida Calligraphy'"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106cm" style:contextual-spacing="false"/>
    </style:style>
    <style:style style:name="P3" style:family="paragraph" style:parent-style-name="Standard">
      <style:paragraph-properties fo:margin-top="0cm" fo:margin-bottom="0.106cm" style:contextual-spacing="false" fo:text-align="end" style:justify-single-word="false"/>
      <style:text-properties style:font-name="Calibri" style:font-name-complex="Arial1"/>
    </style:style>
    <style:style style:name="P4" style:family="paragraph" style:parent-style-name="Standard">
      <style:paragraph-properties fo:margin-top="0cm" fo:margin-bottom="0.106cm" style:contextual-spacing="false"/>
      <style:text-properties style:font-name="Calibri" style:font-name-complex="Arial1"/>
    </style:style>
    <style:style style:name="P5" style:family="paragraph" style:parent-style-name="Standard">
      <style:paragraph-properties fo:margin-top="0cm" fo:margin-bottom="0.106cm" style:contextual-spacing="false"/>
      <style:text-properties style:font-name="Arial" fo:font-size="10pt" style:font-size-asian="10pt" style:font-name-complex="Arial1"/>
    </style:style>
    <style:style style:name="P6" style:family="paragraph" style:parent-style-name="Standard">
      <style:paragraph-properties fo:margin-top="0cm" fo:margin-bottom="0.106cm" style:contextual-spacing="false" fo:text-align="end" style:justify-single-word="false"/>
      <style:text-properties fo:color="#00b050" loext:opacity="100%" style:font-name="Calibri" style:font-name-complex="Arial1"/>
    </style:style>
    <style:style style:name="P7" style:family="paragraph" style:parent-style-name="Standard">
      <style:paragraph-properties fo:margin-top="0cm" fo:margin-bottom="0.106cm" style:contextual-spacing="false"/>
      <style:text-properties style:font-name="Calibri" fo:font-size="12pt" fo:font-weight="bold" style:font-size-asian="12pt" style:font-weight-asian="bold" style:font-name-complex="Arial1" style:font-size-complex="12pt"/>
    </style:style>
    <style:style style:name="P8" style:family="paragraph" style:parent-style-name="Standard">
      <style:paragraph-properties fo:margin-top="0cm" fo:margin-bottom="0.106cm" style:contextual-spacing="false"/>
      <style:text-properties style:font-name="Calibri" style:font-name-complex="Arial1"/>
    </style:style>
    <style:style style:name="P9" style:family="paragraph" style:parent-style-name="Standard">
      <style:paragraph-properties fo:margin-top="0cm" fo:margin-bottom="0.106cm" style:contextual-spacing="false" fo:text-align="end" style:justify-single-word="false"/>
      <style:text-properties style:font-name="Calibri" style:font-name-complex="Arial1"/>
    </style:style>
    <style:style style:name="P10" style:family="paragraph" style:parent-style-name="Standard">
      <style:text-properties style:font-name="Calibri" fo:font-weight="bold" style:font-weight-asian="bold" style:font-name-complex="Arial1"/>
    </style:style>
    <style:style style:name="P11" style:family="paragraph" style:parent-style-name="Standard">
      <style:paragraph-properties fo:margin-top="0cm" fo:margin-bottom="0.106cm" style:contextual-spacing="false"/>
      <style:text-properties style:font-name="Arial" fo:font-weight="bold" style:font-weight-asian="bold" style:font-name-complex="Arial1"/>
    </style:style>
    <style:style style:name="P12" style:family="paragraph" style:parent-style-name="Standard">
      <style:paragraph-properties fo:margin-top="0cm" fo:margin-bottom="0.106cm" style:contextual-spacing="false"/>
      <style:text-properties style:font-name="Arial" fo:font-size="10pt" style:font-size-asian="10pt" style:font-name-complex="Arial1"/>
    </style:style>
    <style:style style:name="P13" style:family="paragraph" style:parent-style-name="Standard">
      <style:paragraph-properties fo:margin-top="0cm" fo:margin-bottom="0.106cm" style:contextual-spacing="false" fo:text-align="end" style:justify-single-word="false"/>
      <style:text-properties fo:color="#0100b0" loext:opacity="100%"/>
    </style:style>
    <style:style style:name="P14" style:family="paragraph">
      <loext:graphic-properties draw:fill="none"/>
      <style:paragraph-properties fo:text-align="start"/>
      <style:text-properties fo:font-size="18pt"/>
    </style:style>
    <style:style style:name="T1" style:family="text">
      <style:text-properties fo:font-size="10.5pt" style:font-size-asian="10.5pt" style:font-size-complex="10.5pt"/>
    </style:style>
    <style:style style:name="T2" style:family="text">
      <style:text-properties fo:font-size="10.5pt" style:font-size-asian="10.5pt" style:font-size-complex="10.5pt" style:font-weight-complex="bold"/>
    </style:style>
    <style:style style:name="T3" style:family="text">
      <style:text-properties fo:color="#00b050" loext:opacity="100%" style:font-name="Calibri" style:font-name-complex="Arial1"/>
    </style:style>
    <style:style style:name="T4" style:family="text">
      <style:text-properties fo:color="#00b050" loext:opacity="100%" style:font-name="Lucida Calligraphy" fo:font-size="10pt" style:font-size-asian="10pt" style:font-name-complex="Arial1" style:font-size-complex="10pt"/>
    </style:style>
    <style:style style:name="T5" style:family="text">
      <style:text-properties style:font-name="Calibri" style:font-name-complex="Arial1"/>
    </style:style>
    <style:style style:name="T6" style:family="text">
      <style:text-properties style:font-name="Arial" fo:font-weight="bold" style:font-weight-asian="bold" style:font-name-complex="Arial1"/>
    </style:style>
    <style:style style:name="T7" style:family="text">
      <style:text-properties style:font-name="Arial" fo:font-size="10pt" style:font-size-asian="10pt" style:font-name-complex="Arial1"/>
    </style:style>
    <style:style style:name="T8" style:family="text">
      <style:text-properties style:font-name="Arial" fo:font-size="10pt" fo:font-weight="bold" style:font-size-asian="10pt" style:font-weight-asian="bold" style:font-name-complex="Arial1"/>
    </style:style>
    <style:style style:name="T9" style:family="text">
      <style:text-properties style:font-name="Lucida Calligraphy" fo:font-size="10pt" style:font-size-asian="10pt" style:font-name-complex="Arial1" style:font-size-complex="10pt"/>
    </style:style>
    <style:style style:name="gr1" style:family="graphic" style:parent-style-name="Frame">
      <style:graphic-properties draw:stroke="solid" svg:stroke-width="0.035cm" svg:stroke-color="#000000" draw:stroke-linejoin="miter" draw:fill="none" draw:textarea-vertical-align="top" draw:auto-grow-height="false" fo:min-height="15.416cm" fo:min-width="16.642cm" fo:padding-top="0cm" fo:padding-bottom="0cm" fo:padding-left="0cm" fo:padding-right="0cm" fo:wrap-option="wrap" fo:margin-left="0cm" fo:margin-right="0.011cm" fo:margin-top="0cm" fo:margin-bottom="0.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Nachname, Vorname<text:line-break/>c/o Musterstrasse 1<text:line-break/>12345 Musterstadt <text:line-break/>GERMANY</text:p>
      <text:p text:style-name="P2"><text:span text:style-name="T5">Steinmeier, Frank-Walter <text:line-break/>in seiner Eigenschaft als sog. Bundespräsident<text:line-break/>c/o Spreeweg 1<text:line-break/>D-10557 BERLIN<text:line-break/><text:line-break/></text:span><text:span text:style-name="T3">VIA FAX an 0049-30-1810200-1999</text:span></text:p>
      <text:p text:style-name="P6">Sonntag, 28. August 2022</text:p>
      <text:p text:style-name="P3"/>
      <text:p text:style-name="P7">Treuhandverteilungsauftrag für die beiliegende <text:line-break/>Negativbestätigung und Unterlassungsverfügung</text:p>
      <text:p text:style-name="P4"/>
      <text:p text:style-name="P4">Sehr geehrter Bundespräsident[sic] Steinmeier,</text:p>
      <text:p text:style-name="P10"><draw:custom-shape text:anchor-type="char" draw:z-index="0" draw:name="Rechteck 1" draw:style-name="gr1" draw:text-style-name="P14" svg:width="16.641cm" svg:height="15.415cm" svg:x="-0.194cm" svg:y="1.889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hiermit werden Sie mit der treuhänderischen Weiterleitung des nachfolgenden durch Einrahmung gekennzeichneten Textes an alle Mitglieder des Bundestags, des Bundesrats und der Bundesregierung beauftragt.<text:line-break/></text:p>
      <text:p text:style-name="P11">Stellungnahme im Namen von Demokratie und Rechtsstaat:</text:p>
      <text:p text:style-name="P5">Hiermit erlaubt sich der Unterzeichner, in seiner Eigenschaft als sogenannter „Bundes-Staats-Bürger“, zur Sicherung von Demokratie und Rechtsstaatlichkeit in dem von ihm genutzten Rechtskreis (DE), folgendes festzustellen und festzulegen:</text:p>
      <text:p text:style-name="P5"/>
      <text:p text:style-name="P2"><text:span text:style-name="T6">Negativbestätigung:<text:line-break/></text:span><text:span text:style-name="T7">Der Unterzeichner stellt aus seiner Rechtsauffassung fest, dass die Mitglieder der sogenannten demokratischen Einrichtungen </text:span><text:span text:style-name="T8">Bundestag[sic], Bundesrat[sic]</text:span> <text:span text:style-name="T8">und Bundesregierung[sic] </text:span><text:span text:style-name="T7">zurzeit</text:span><text:span text:style-name="T8"> </text:span><text:span text:style-name="T7">und nunc pro tunc ohne ein rechtsverbindliches Mandat des Unterzeichners arbeiten und gearbeitet haben. Den Mitgliedern dieser Organisationen wurde durch den Unterzeichner zu keinem Zeitpunkt ein rechtsverbindliches Mandat erteilt. Der Unterzeichner, in seiner Eigenschaft als sogenannter „Bundes-Staats-Bürger“, stellt hiermit fest, dass jedes Mitglied der oben genannten Organisationen mit sofortiger Wirkung die sogenannte Regierungsarbeit im eigenen Namen und auf eigene Rechnung ausführt. Der Unterzeichner distanziert sich hiermit von jeglicher Behauptung, dass die oben genannten Organisationen und deren Mitglieder ein Mandat durch eine rechtsverbindliche Mandatsübertragung durch den Unterzeichner dieses Schreibens erhalten haben. <text:line-break/></text:span></text:p>
      <text:p text:style-name="P2"><text:span text:style-name="T6">Unterlassungsverfügung:<text:line-break/></text:span><text:span text:style-name="T7">Hiermit verfügt der Unterzeichner mit sofortiger Wirkung die Unterlassung jeglicher Handlungen unter seinem Namen und unter seiner Rechnung bis der Beweis eines rechtsverbindlichen Mandats schriftlich und rechtsverwertbar vorliegt. Eine angenommene, konkludente Zustimmung wird, ebenfalls <text:s/>mit sofortiger Wirkung, nicht als Beweis einer Mandatserteilung anerkannt, da dem Unterzeichner bis heute kein Vertragsverhältnis mit den Auftraggebern Ihres Hauses nachgewiesen wurde und somit kein Vertragsverhältnis zu bestehen scheint.</text:span></text:p>
      <text:p text:style-name="P5"/>
      <text:p text:style-name="P5">Bitte bestätigen Sie innerhalb von 3x3 Tagen die Negativbestätigung individuell, schriftlich und rechtsverbindlich oder weisen Sie in der gesetzten Frist nach, dass Sie und die Organisation, für die Sie arbeiten, ein rechtsverbindliches Mandat vom Unterzeichner besitzen.</text:p>
      <text:p text:style-name="P5">Der Unterzeichner behält sich das Recht vor, im Falle einer weiteren Mandatsvortäuschung geeignete Schritte zu prüfen, um sich und seine Mit-Bürger vor weiterem Schaden zu schützen. Der Unterzeichner dieses Schreibens und bisherige sogenannte „Bundes-Staats-Bürger“ ist nicht mehr bereit, jegliche Handlungen ohne Mandatsnachweis unter seiner persönlichen Haftung zu tolerieren.</text:p>
      <text:p text:style-name="P5"/>
      <text:p text:style-name="P5"><text:soft-page-break/></text:p>
      <text:p text:style-name="P2"><text:span text:style-name="T5">Es steht Ihnen selbstverständlich frei, nach eigenem Ermessen eine Mandatserteilung durch das sogenannte</text:span><text:bookmark text:name="_GoBack"/><text:span text:style-name="T5"> Volk nachzuweisen, um einen rechtsverbindlichen Fortbestand des freiheitlichen, demokratischen und sozialen Rechtsstaates zu garantieren.</text:span></text:p>
      <text:p text:style-name="P4"/>
      <text:p text:style-name="P4">Falls irgendwelche wie auch immer gearteten Vertragsverhältnisse außerhalb der behaupteten Mandatserteilung bestehen sollten, behält sich der Unterzeichner dieses Schreibens das Recht der fristlosen Kündigung aller Vertragsverhältnisse vor, da die behaupteten Vertragsverhältnisse, aus dem Rechtsverständnis des Unterzeichners, mindestens unter Täuschung im Rechtsverkehr entstanden sind.</text:p>
      <text:p text:style-name="P4"/>
      <text:p text:style-name="P4">Falls Sie mehrere gleichlautende Schreiben in diesem Zusammenhang erhalten sollten, so drückt dieses Schreiben, ungeachtet dessen, die Rechtsauffassung des Unterzeichners aus.</text:p>
      <text:p text:style-name="P4"/>
      <text:p text:style-name="P4">Dieses Schreiben wurde nach bestem Wissen und Gewissen und in gutem Glauben an das Gute einer sozialen, demokratischen Gemeinschaft erstellt. Falls dieses Schreiben und sein Inhalt einem Irrtum unterliegen sollten, so liegt dies einzig und alleine an der Tatsache, dass dem Unterzeichner seit seiner Geburt wesentliche Informationen zum Verständnis dieses Systems vorenthalten wurden.</text:p>
      <text:p text:style-name="P4"/>
      <text:p text:style-name="P4">Bitte halten Sie im eigenen Interesse und im Interesse des demokratischen Systems, das Sie zu repräsentieren behaupten, die gesetzte Frist Ihres Gläubigers beim Erbringen des Nachweises ein, um einen persönlichen und privaten Haftungsanspruch von sich selbst und den Mitgliedern der oben genannten Organisationen abzuwenden.</text:p>
      <text:p text:style-name="P4"/>
      <text:p text:style-name="P3">Hochachtungsvoll</text:p>
      <text:p text:style-name="P13"><text:span text:style-name="T5">By <text:s text:c="2"/></text:span><text:span text:style-name="T9">Unterschrift</text:span><text:span text:style-name="T5"> <text:s text:c="2"/>a.r.</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Calligraphy" svg:font-family="'Lucida Calligraphy'"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Times New Roma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de" fo:country="DE" style:letter-kerning="false" style:font-name-asian="Calibri1" style:font-size-asian="11pt" style:language-asian="en" style:country-asian="US" style:font-name-complex="Times New Roman"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6%"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1" style:font-family-complex="Mangal"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Frame_20_contents" style:display-name="Frame contents" style:family="paragraph" style:parent-style-name="Standard" style:class="extra"/>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size="10.5pt" style:font-size-asian="10.5pt" style:font-size-complex="10.5pt"/>
    </style:style>
    <style:style style:name="MT2" style:family="text">
      <style:text-properties fo:font-size="10.5pt" style:font-size-asian="10.5pt" style:font-size-complex="10.5pt" style:font-weight-complex="bold"/>
    </style:style>
    <style:page-layout style:name="Mpm1">
      <style:page-layout-properties fo:page-width="21.001cm" fo:page-height="29.7cm" style:num-format="1" style:print-orientation="portrait" fo:margin-top="1.501cm" fo:margin-bottom="0cm" fo:margin-left="2.499cm" fo:margin-right="2.499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Seite </text:span><text:span text:style-name="MT2"><text:page-number text:select-page="current">1</text:page-number></text:span><text:span text:style-name="MT1"><text:s/>von </text:span><text:span text:style-name="MT2"><text:page-count>2</text:page-count></text:span></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FSC</meta:initial-creator>
    <meta:editing-cycles>11</meta:editing-cycles>
    <meta:creation-date>2022-08-28T17:25:00</meta:creation-date>
    <dc:date>2022-08-29T06:06:33.204000000</dc:date>
    <meta:editing-duration>PT39S</meta:editing-duration>
    <meta:generator>LibreOffice/7.2.6.2$Windows_X86_64 LibreOffice_project/b0ec3a565991f7569a5a7f5d24fed7f52653d754</meta:generator>
    <meta:document-statistic meta:table-count="0" meta:image-count="0" meta:object-count="0" meta:page-count="2" meta:paragraph-count="20" meta:word-count="554" meta:character-count="4574" meta:non-whitespace-character-count="4028"/>
    <meta:user-defined meta:name="AppVersion">16.0000</meta:user-defined>
    <meta:template xlink:type="simple" xlink:actuate="onRequest" xlink:title="Normal.dotm" xlink:href=""/>
  </office:meta>
</office:document-meta>
</file>